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c2dd" officeooo:paragraph-rsid="001ec2dd"/>
    </style:style>
    <style:style style:name="P2" style:family="paragraph" style:parent-style-name="Preformatted_20_Text">
      <style:text-properties fo:font-size="20pt" officeooo:rsid="001ec2dd" officeooo:paragraph-rsid="001ec2dd" style:font-size-asian="20pt" style:font-size-complex="20pt"/>
    </style:style>
    <style:style style:name="P3" style:family="paragraph" style:parent-style-name="Preformatted_20_Text">
      <style:paragraph-properties>
        <style:tab-stops>
          <style:tab-stop style:position="18.81cm"/>
        </style:tab-stops>
      </style:paragraph-properties>
      <style:text-properties fo:font-size="20pt" officeooo:rsid="001ec2dd" officeooo:paragraph-rsid="001ec2dd" style:font-size-asian="20pt" style:font-size-complex="20pt"/>
    </style:style>
    <style:style style:name="P4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font-size="20pt" officeooo:rsid="001ec2dd" officeooo:paragraph-rsid="001ec2dd" style:font-size-asian="20pt" style:font-size-complex="20pt"/>
    </style:style>
    <style:style style:name="P5" style:family="paragraph" style:parent-style-name="Preformatted_20_Text">
      <style:paragraph-properties fo:padding="0.074cm" fo:border-left="none" fo:border-right="none" fo:border-top="none" fo:border-bottom="0.06pt solid #000000" style:join-border="false">
        <style:tab-stops>
          <style:tab-stop style:position="18.81cm"/>
        </style:tab-stops>
      </style:paragraph-properties>
      <style:text-properties fo:font-size="20pt" officeooo:rsid="001ec2dd" officeooo:paragraph-rsid="001ec2dd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és 2 ESO</text:p>
      <text:p text:style-name="P1">Irregular verbs #5</text:p>
      <text:p text:style-name="P1">https://llagosti.wordpress.com/</text:p>
      <text:p text:style-name="P1"/>
      <text:p text:style-name="P4">Infinitive<text:tab/>Past simple<text:tab/>Part participle<text:tab/><text:tab/>Translation</text:p>
      <text:p text:style-name="P2"/>
      <text:p text:style-name="P5">throw<text:tab/>tirar</text:p>
      <text:p text:style-name="P3"/>
      <text:p text:style-name="P5">understand<text:tab/>entendre</text:p>
      <text:p text:style-name="P3"/>
      <text:p text:style-name="P5">wake<text:tab/>despertar-se</text:p>
      <text:p text:style-name="P3"/>
      <text:p text:style-name="P5">wear<text:tab/>vestir</text:p>
      <text:p text:style-name="P3"/>
      <text:p text:style-name="P5">win<text:tab/>guanyar</text:p>
      <text:p text:style-name="P3"/>
      <text:p text:style-name="P5">write<text:tab/>escriur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9:50:18.922290011</dc:date>
    <meta:editing-duration>PT1M49S</meta:editing-duration>
    <meta:editing-cycles>1</meta:editing-cycles>
    <meta:document-statistic meta:table-count="0" meta:image-count="0" meta:object-count="0" meta:page-count="1" meta:paragraph-count="10" meta:word-count="25" meta:character-count="195" meta:non-whitespace-character-count="179"/>
    <meta:generator>LibreOffice/5.1.4.2$Linux_X86_64 LibreOffice_project/10m0$Build-2</meta:generator>
  </office:meta>
</office:document-meta>
</file>